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0a9400" officeooo:paragraph-rsid="000a9400"/>
    </style:style>
    <style:style style:name="P2" style:family="paragraph" style:parent-style-name="Text_20_body" style:list-style-name="L1">
      <style:text-properties officeooo:paragraph-rsid="000a9400"/>
    </style:style>
    <style:style style:name="P3" style:family="paragraph" style:parent-style-name="Text_20_body">
      <style:text-properties officeooo:paragraph-rsid="000a9400"/>
    </style:style>
    <style:style style:name="T1" style:family="text">
      <style:text-properties officeooo:rsid="000a940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A Write up</text:p>
      <text:p text:style-name="P1"/>
      <text:p text:style-name="P3"><text:span text:style-name="T1">In order to apply the SA method to a specific problem, one must specify the following parameters: </text:span></text:p>
      <text:list xml:id="list4405182081164926212" text:style-name="L1">
        <text:list-item>
          <text:p text:style-name="P2"><text:span text:style-name="T1">the state space, </text:span></text:p>
        </text:list-item>
        <text:list-item>
          <text:p text:style-name="P2"><text:span text:style-name="T1">the energy (goal) function </text:span><text:span text:style-name="Teletype"><text:span text:style-name="T1">E()</text:span></text:span><text:span text:style-name="T1">,</text:span></text:p>
        </text:list-item>
        <text:list-item>
          <text:p text:style-name="P2"><text:span text:style-name="T1"><text:s/>the candidate generator procedure </text:span><text:span text:style-name="Teletype"><text:span text:style-name="T1">neighbour()</text:span></text:span><text:span text:style-name="T1">, </text:span></text:p>
        </text:list-item>
        <text:list-item>
          <text:p text:style-name="P2"><text:span text:style-name="T1">the acceptance probability function </text:span><text:span text:style-name="Teletype"><text:span text:style-name="T1">P()</text:span></text:span><text:span text:style-name="T1">, </text:span></text:p>
        </text:list-item>
        <text:list-item>
          <text:p text:style-name="P2"><text:span text:style-name="T1">and the annealing schedule </text:span><text:span text:style-name="Teletype"><text:span text:style-name="T1">temperature()</text:span></text:span><text:span text:style-name="T1"> </text:span></text:p>
        </text:list-item>
        <text:list-item>
          <text:p text:style-name="P2"><text:span text:style-name="T1">AND initial temperature &lt;init temp&gt;. </text:span></text:p>
        </text:list-item>
        <text:list-item>
          <text:p text:style-name="P2"><text:span text:style-name="T1">These choices can have a significant impact on the method's effectiveness. Unfortunately, there are no choices of these parameters that will be good for all problems, and there is no general way to find the best choices for a given problem. The following sections give some general guidelines.</text:span></text:p>
        </text:list-item>
      </text:list>
      <text:p text:style-name="Text_20_body"><text:bookmark text:name="Diameter_of_the_search_graph"/></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WenQuanYi Zen Hei Sharp" style:font-family-asian="'WenQuanYi Zen Hei Sharp'"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0T14:57:25.207690877</meta:creation-date>
    <dc:date>2016-10-20T16:16:50.321128488</dc:date>
    <meta:editing-duration>PT1H4M15S</meta:editing-duration>
    <meta:editing-cycles>1</meta:editing-cycles>
    <meta:document-statistic meta:table-count="0" meta:image-count="0" meta:object-count="0" meta:page-count="1" meta:paragraph-count="9" meta:word-count="103" meta:character-count="624" meta:non-whitespace-character-count="530"/>
    <meta:generator>LibreOffice/4.3.7.2$Linux_X86_64 LibreOffice_project/430$Build-2</meta:generator>
  </office:meta>
</office:document-meta>
</file>